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8.493cm" style:type="center"/>
          <style:tab-stop style:position="14.949cm"/>
        </style:tab-stops>
      </style:paragraph-properties>
      <style:text-properties officeooo:rsid="00108869" officeooo:paragraph-rsid="00108869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none" officeooo:rsid="00123592" officeooo:paragraph-rsid="0012359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23592" officeooo:paragraph-rsid="00123592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23592" officeooo:paragraph-rsid="0013c20d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3c20d" officeooo:paragraph-rsid="0013c20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text-underline-style="none" officeooo:rsid="00123592" officeooo:paragraph-rsid="0013c2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3c20d"/>
    </style:style>
    <style:style style:name="T4" style:family="text">
      <style:text-properties officeooo:rsid="00153e92"/>
    </style:style>
    <style:style style:name="T5" style:family="text">
      <style:text-properties style:text-underline-style="solid" style:text-underline-width="auto" style:text-underline-color="font-color" officeooo:rsid="00153e92"/>
    </style:style>
    <style:style style:name="T6" style:family="text">
      <style:text-properties style:text-underline-style="solid" style:text-underline-width="auto" style:text-underline-color="font-color" officeooo:rsid="00158c2f"/>
    </style:style>
    <style:style style:name="T7" style:family="text">
      <style:text-properties officeooo:rsid="00158c2f"/>
    </style:style>
    <style:style style:name="T8" style:family="text">
      <style:text-properties officeooo:rsid="0015c80e"/>
    </style:style>
    <style:style style:name="T9" style:family="text">
      <style:text-properties officeooo:rsid="00178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CONCLUSIONES AGRIVALL <text:tab/><text:tab/>13-01-2025</text:span><text:line-break/><text:line-break/></text:p>
      <text:p text:style-name="P2">0. Portada e indice.</text:p>
      <text:p text:style-name="P2">Poner Propuesta en el título.</text:p>
      <text:p text:style-name="P2">-Numerar el índice.</text:p>
      <text:p text:style-name="P3"/>
      <text:p text:style-name="P2">1.Presentacion.<text:line-break/>-Meter un párrafo con una pequeña instroducción (por ejemplo, presentación del proyecto, o introducción).</text:p>
      <text:p text:style-name="P3"/>
      <text:p text:style-name="P3">2. Requisitos (no hay que poner todo de la entrevista, no se si yo lo tengo mal o bien)</text:p>
      <text:p text:style-name="P3"><text:line-break/>Categorizarlos (lo tengo bien, pero revisar s son muy largos)</text:p>
      <text:p text:style-name="P3">(igual se me ha olvidado lo de valenciano y castellano con la banderita)</text:p>
      <text:p text:style-name="P3">(cambiar responsive por adaptabe y cosas asi)<text:line-break/><text:line-break/>Cando hablemos de la web no hablar de la página web sinó de el sitio web<text:line-break/><text:line-break/><text:span text:style-name="T2">3. Mapa de Navegación</text:span><text:line-break/></text:p>
      <text:p text:style-name="P3">4. Wireframes<text:span text:style-name="T3">(Hay que hacerlos todos, a veces hay que poner explicaciones)</text:span><text:line-break/>En vez de Wireframes podemos poner diseño de tipo esqueleto o esqueleto de las páginas para no ser demasiado técnico.</text:p>
      <text:p text:style-name="P3"/>
      <text:p text:style-name="P4">5.<text:span text:style-name="T3">Mockups(Maquetas visuales del site o diseños visuales para no ser demasiado técnico)<text:line-break/>-Minimo 1 de móbil y 1 de pc (recomendable 2 de cada para el 10.<text:line-break/>-Mejorar la personalitat del carrito y de a web.</text:span></text:p>
      <text:p text:style-name="P5">-Millorar el disseny es molt estandar.<text:line-break/><text:line-break/>6.Justificaciónn de colores y letras.<text:line-break/><text:span text:style-name="T2">-Primer justificarse pere menssatge que volem de la web o per el client objectiu.</text:span></text:p>
      <text:p text:style-name="P6">-<text:span text:style-name="T3">Poner código del color a parte del cuadrito.<text:line-break/>-Desglosar más los colores.</text:span></text:p>
      <text:p text:style-name="P6">-<text:span text:style-name="T3">Especificar las Letras la fuete y poner un texto de ejemplo con esa tipografía.</text:span></text:p>
      <text:p text:style-name="P4">- <text:span text:style-name="T3">Iconos también con el estilo.</text:span></text:p>
      <text:p text:style-name="P4"/>
      <text:p text:style-name="P5">7. Planificación <text:span text:style-name="T4">(digrama de grant o gant) más gráfico. Lo primero tiene que ser visual.</text:span><text:span text:style-name="T5"> (2-3 mesos)<text:line-break/></text:span><text:span text:style-name="T6"><text:line-break/></text:span><text:span text:style-name="T7">-Poner los precios hora porque igual un programador backend no cobra lo mismo que un front end o diseñador.<text:line-break/>-</text:span><text:span text:style-name="T8">Plasmar el IVA</text:span></text:p>
      <text:p text:style-name="P5">-<text:span text:style-name="T8">Desglosar mas el mantenimiento yo todo lo demás.</text:span></text:p>
      <text:p text:style-name="P5">-<text:span text:style-name="T8">Poner el logo, pero todavia no lo tenemos.<text:line-break/>-</text:span><text:span text:style-name="T9">Hacer extracto del presupuesto.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0:16:27.546159021</meta:creation-date>
    <dc:date>2025-01-27T00:36:57.840419402</dc:date>
    <meta:editing-duration>PT1H39M22S</meta:editing-duration>
    <meta:editing-cycles>10</meta:editing-cycles>
    <meta:generator>LibreOffice/24.8.4.2$Linux_X86_64 LibreOffice_project/480$Build-2</meta:generator>
    <meta:document-statistic meta:table-count="0" meta:image-count="0" meta:object-count="0" meta:page-count="1" meta:paragraph-count="18" meta:word-count="282" meta:character-count="1675" meta:non-whitespace-character-count="1400"/>
  </office:meta>
</office:document-meta>
</file>